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monospace"/>
    </style:style>
    <style:style style:name="T1" style:family="text">
      <style:text-properties fo:color="#008700" loext:opacity="100%" fo:font-weight="bold" fo:background-color="#ffffff" loext:char-shading-value="0"/>
    </style:style>
    <style:style style:name="T2" style:family="text">
      <style:text-properties fo:color="#008700" loext:opacity="100%" fo:background-color="#ffffff" loext:char-shading-value="0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ff" loext:opacity="100%" fo:font-weight="bold" fo:background-color="#ffffff" loext:char-shading-value="0"/>
    </style:style>
    <style:style style:name="T5" style:family="text">
      <style:text-properties fo:color="#0000ff" loext:opacity="100%" fo:background-color="#ffffff" loext:char-shading-value="0"/>
    </style:style>
    <style:style style:name="T6" style:family="text">
      <style:text-properties fo:color="#626262" loext:opacity="100%" fo:background-color="#ffffff" loext:char-shading-value="0"/>
    </style:style>
    <style:style style:name="T7" style:family="text">
      <style:text-properties fo:color="#af0000" loext:opacity="100%" fo:background-color="#ffffff" loext:char-shading-value="0"/>
    </style:style>
    <style:style style:name="T8" style:family="text">
      <style:text-properties fo:color="#5f8787" loext:opacity="100%" fo:background-color="#ffffff" loext:char-shading-value="0"/>
    </style:style>
    <style:style style:name="T9" style:family="text">
      <style:text-properties fo:color="#af00ff" loext:opacity="100%" fo:background-color="#ffffff" loext:char-shading-value="0"/>
    </style:style>
    <style:style style:name="T10" style:family="text">
      <style:text-properties fo:color="#000087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<text:span text:style-name="T3"> </text:span><text:span text:style-name="T4">numpy</text:span><text:span text:style-name="T3"> </text:span><text:span text:style-name="T1">as</text:span><text:span text:style-name="T3"> </text:span><text:span text:style-name="T4">np</text:span><text:span text:style-name="T3"> </text:span><text:line-break/><text:span text:style-name="T1">from</text:span><text:span text:style-name="T3"> </text:span><text:span text:style-name="T4">sympy</text:span><text:span text:style-name="T3"> </text:span><text:span text:style-name="T1">import</text:span><text:span text:style-name="T3"> </text:span><text:span text:style-name="T6">*</text:span><text:span text:style-name="T3"> </text:span><text:line-break/><text:line-break/><text:span text:style-name="T1">def</text:span><text:span text:style-name="T3"> </text:span><text:span text:style-name="T5">task1</text:span><text:span text:style-name="T3">(): </text:span><text:line-break/>   <text:line-break/>   <text:span text:style-name="T2">print</text:span><text:span text:style-name="T3">(</text:span><text:span text:style-name="T7">"----------задание 1----------"</text:span><text:span text:style-name="T3">) </text:span><text:line-break/>   <text:span text:style-name="T8"># Создаем матрицу размером (n+1) x (m+1)</text:span><text:span text:style-name="T3"> </text:span><text:line-break/>   matrix <text:span text:style-name="T6">=</text:span><text:span text:style-name="T3"> np</text:span><text:span text:style-name="T6">.</text:span><text:span text:style-name="T3">array([[</text:span><text:span text:style-name="T6">1</text:span><text:span text:style-name="T3">, </text:span><text:span text:style-name="T6">3</text:span><text:span text:style-name="T3">, </text:span><text:span text:style-name="T6">4</text:span><text:span text:style-name="T3">, </text:span><text:span text:style-name="T6">5</text:span><text:span text:style-name="T3">, </text:span><text:span text:style-name="T6">0</text:span><text:span text:style-name="T3">], </text:span><text:line-break/>                   [<text:span text:style-name="T6">4</text:span><text:span text:style-name="T3">, </text:span><text:span text:style-name="T6">-1</text:span><text:span text:style-name="T3">, </text:span><text:span text:style-name="T6">0</text:span><text:span text:style-name="T3">, </text:span><text:span text:style-name="T6">1</text:span><text:span text:style-name="T3">, </text:span><text:span text:style-name="T6">2</text:span><text:span text:style-name="T3">], </text:span><text:line-break/>                   [<text:span text:style-name="T6">3</text:span><text:span text:style-name="T3">, </text:span><text:span text:style-name="T6">2</text:span><text:span text:style-name="T3">, </text:span><text:span text:style-name="T6">5</text:span><text:span text:style-name="T3">, </text:span><text:span text:style-name="T6">5</text:span><text:span text:style-name="T3">, </text:span><text:span text:style-name="T6">3</text:span><text:span text:style-name="T3">], </text:span><text:line-break/>                   [<text:span text:style-name="T6">-2</text:span><text:span text:style-name="T3">, </text:span><text:span text:style-name="T6">0</text:span><text:span text:style-name="T3">, </text:span><text:span text:style-name="T6">1</text:span><text:span text:style-name="T3">, </text:span><text:span text:style-name="T6">-1</text:span><text:span text:style-name="T3">, </text:span><text:span text:style-name="T6">1</text:span><text:span text:style-name="T3">], </text:span><text:line-break/>                   [<text:span text:style-name="T6">4</text:span><text:span text:style-name="T3">, </text:span><text:span text:style-name="T6">6</text:span><text:span text:style-name="T3">, </text:span><text:span text:style-name="T6">7</text:span><text:span text:style-name="T3">, </text:span><text:span text:style-name="T6">11</text:span><text:span text:style-name="T3">, </text:span><text:span text:style-name="T6">-1</text:span><text:span text:style-name="T3">]]) </text:span><text:line-break/><text:line-break/>   <text:span text:style-name="T8"># Находим максимальное количество линейно независимых векторов</text:span><text:span text:style-name="T3"> </text:span><text:line-break/>   max_independent_vectors <text:span text:style-name="T6">=</text:span><text:span text:style-name="T3"> np</text:span><text:span text:style-name="T6">.</text:span><text:span text:style-name="T3">argmax(matrix, axis</text:span><text:span text:style-name="T6">=1</text:span><text:span text:style-name="T3">) </text:span><text:line-break/>   <text:span text:style-name="T2">print</text:span><text:span text:style-name="T3">(</text:span><text:span text:style-name="T7">"Максимальное количество линейно независимых векторов:"</text:span><text:span text:style-name="T3">, max_independent_vectors) </text:span><text:line-break/><text:line-break/><text:span text:style-name="T1">def</text:span><text:span text:style-name="T3"> </text:span><text:span text:style-name="T5">task2</text:span><text:span text:style-name="T3">(): </text:span><text:line-break/>   <text:span text:style-name="T2">print</text:span><text:span text:style-name="T3">(</text:span><text:span text:style-name="T7">"----------задание 2----------"</text:span><text:span text:style-name="T3">) </text:span><text:line-break/>   matrix <text:span text:style-name="T6">=</text:span><text:span text:style-name="T3"> Matrix([[</text:span><text:span text:style-name="T6">1</text:span><text:span text:style-name="T3">,</text:span><text:span text:style-name="T6">3</text:span><text:span text:style-name="T3">,</text:span><text:span text:style-name="T6">4</text:span><text:span text:style-name="T3">], </text:span><text:line-break/>                   [<text:span text:style-name="T6">4</text:span><text:span text:style-name="T3">,</text:span><text:span text:style-name="T6">-1</text:span><text:span text:style-name="T3">,</text:span><text:span text:style-name="T6">0</text:span><text:span text:style-name="T3">], </text:span><text:line-break/>                   [<text:span text:style-name="T6">3</text:span><text:span text:style-name="T3">,</text:span><text:span text:style-name="T6">2</text:span><text:span text:style-name="T3">,</text:span><text:span text:style-name="T6">5</text:span><text:span text:style-name="T3">], </text:span><text:line-break/>                   [<text:span text:style-name="T6">-2</text:span><text:span text:style-name="T3">,</text:span><text:span text:style-name="T6">0</text:span><text:span text:style-name="T3">,</text:span><text:span text:style-name="T6">1</text:span><text:span text:style-name="T3">], </text:span><text:line-break/>                   [<text:span text:style-name="T6">4</text:span><text:span text:style-name="T3">,</text:span><text:span text:style-name="T6">6</text:span><text:span text:style-name="T3">,</text:span><text:span text:style-name="T6">7</text:span><text:span text:style-name="T3">]]) </text:span><text:line-break/>   matrix<text:span text:style-name="T6">.</text:span><text:span text:style-name="T3">T</text:span><text:span text:style-name="T6">.</text:span><text:span text:style-name="T3">columnspace() </text:span><text:line-break/>   <text:span text:style-name="T2">print</text:span><text:span text:style-name="T3">(matrix</text:span><text:span text:style-name="T6">.</text:span><text:span text:style-name="T3">rref()) </text:span><text:line-break/><text:line-break/><text:span text:style-name="T1">def</text:span><text:span text:style-name="T3"> </text:span><text:span text:style-name="T5">task3</text:span><text:span text:style-name="T3">(): </text:span><text:line-break/>   <text:span text:style-name="T2">print</text:span><text:span text:style-name="T3">(</text:span><text:span text:style-name="T7">"----------задание 3----------"</text:span><text:span text:style-name="T3">) </text:span><text:line-break/>   matrix <text:span text:style-name="T6">=</text:span><text:span text:style-name="T3"> Matrix([[</text:span><text:span text:style-name="T6">1</text:span><text:span text:style-name="T3">,</text:span><text:span text:style-name="T6">2</text:span><text:span text:style-name="T3">,</text:span><text:span text:style-name="T6">0</text:span><text:span text:style-name="T3">,</text:span><text:span text:style-name="T6">9</text:span><text:span text:style-name="T3">],[</text:span><text:span text:style-name="T6">-3</text:span><text:span text:style-name="T3">,</text:span><text:span text:style-name="T6">7</text:span><text:span text:style-name="T3">,</text:span><text:span text:style-name="T6">11</text:span><text:span text:style-name="T3">,</text:span><text:span text:style-name="T6">5</text:span><text:span text:style-name="T3">],[</text:span><text:span text:style-name="T6">-9</text:span><text:span text:style-name="T3">,</text:span><text:span text:style-name="T6">4</text:span><text:span text:style-name="T3">,</text:span><text:span text:style-name="T6">25</text:span><text:span text:style-name="T3">,</text:span><text:span text:style-name="T6">84</text:span><text:span text:style-name="T3">],[</text:span><text:span text:style-name="T6">3</text:span><text:span text:style-name="T3">,</text:span><text:span text:style-name="T6">12</text:span><text:span text:style-name="T3">,</text:span><text:span text:style-name="T6">-5</text:span><text:span text:style-name="T3">,</text:span><text:span text:style-name="T6">58</text:span><text:span text:style-name="T3">]]) </text:span><text:line-break/>   matrix<text:span text:style-name="T6">.</text:span><text:span text:style-name="T3">row_del(</text:span><text:span text:style-name="T6">2</text:span><text:span text:style-name="T3">) </text:span><text:line-break/>   matrix<text:span text:style-name="T6">.</text:span><text:span text:style-name="T3">col_del(</text:span><text:span text:style-name="T6">1</text:span><text:span text:style-name="T3">) </text:span><text:line-break/>   <text:span text:style-name="T2">print</text:span><text:span text:style-name="T3">(</text:span><text:span text:style-name="T7">"минор "</text:span><text:span text:style-name="T3">, matrix</text:span><text:span text:style-name="T6">.</text:span><text:span text:style-name="T3">det()) </text:span><text:line-break/><text:line-break/><text:span text:style-name="T1">def</text:span><text:span text:style-name="T3"> </text:span><text:span text:style-name="T5">task4</text:span><text:span text:style-name="T3">(): </text:span><text:line-break/>   <text:span text:style-name="T2">print</text:span><text:span text:style-name="T3">(</text:span><text:span text:style-name="T7">"----------задание 4----------"</text:span><text:span text:style-name="T3">) </text:span><text:line-break/>   matrix <text:span text:style-name="T6">=</text:span><text:span text:style-name="T3"> Matrix([[</text:span><text:span text:style-name="T6">1</text:span><text:span text:style-name="T3">,</text:span><text:span text:style-name="T6">2</text:span><text:span text:style-name="T3">,</text:span><text:span text:style-name="T6">0</text:span><text:span text:style-name="T3">,</text:span><text:span text:style-name="T6">9</text:span><text:span text:style-name="T3">],[</text:span><text:span text:style-name="T6">-3</text:span><text:span text:style-name="T3">,</text:span><text:span text:style-name="T6">7</text:span><text:span text:style-name="T3">,</text:span><text:span text:style-name="T6">11</text:span><text:span text:style-name="T3">,</text:span><text:span text:style-name="T6">5</text:span><text:span text:style-name="T3">],[</text:span><text:span text:style-name="T6">-9</text:span><text:span text:style-name="T3">,</text:span><text:span text:style-name="T6">4</text:span><text:span text:style-name="T3">,</text:span><text:span text:style-name="T6">25</text:span><text:span text:style-name="T3">,</text:span><text:span text:style-name="T6">84</text:span><text:span text:style-name="T3">],[</text:span><text:span text:style-name="T6">3</text:span><text:span text:style-name="T3">,</text:span><text:span text:style-name="T6">12</text:span><text:span text:style-name="T3">,</text:span><text:span text:style-name="T6">-5</text:span><text:span text:style-name="T3">,</text:span><text:span text:style-name="T6">58</text:span><text:span text:style-name="T3">]]) </text:span><text:line-break/>   matrix<text:span text:style-name="T6">.</text:span><text:span text:style-name="T3">row_del(</text:span><text:span text:style-name="T6">2</text:span><text:span text:style-name="T3">) </text:span><text:line-break/>   matrix<text:span text:style-name="T6">.</text:span><text:span text:style-name="T3">col_del(</text:span><text:span text:style-name="T6">1</text:span><text:span text:style-name="T3">) </text:span><text:line-break/>   minor <text:span text:style-name="T6">=</text:span><text:span text:style-name="T3"> matrix</text:span><text:span text:style-name="T6">.</text:span><text:span text:style-name="T3">det() </text:span><text:line-break/>   <text:span text:style-name="T2">print</text:span><text:span text:style-name="T3">(</text:span><text:span text:style-name="T7">"алг доп"</text:span><text:span text:style-name="T3">, (</text:span><text:span text:style-name="T6">-1</text:span><text:span text:style-name="T3">)</text:span><text:span text:style-name="T6">**5*</text:span><text:span text:style-name="T3">minor) </text:span><text:line-break/><text:soft-page-break/><text:line-break/><text:span text:style-name="T1">def</text:span><text:span text:style-name="T3"> </text:span><text:span text:style-name="T5">task5</text:span><text:span text:style-name="T3">(): </text:span><text:line-break/>   <text:span text:style-name="T2">print</text:span><text:span text:style-name="T3">(</text:span><text:span text:style-name="T7">"----------задание 5----------"</text:span><text:span text:style-name="T3">) </text:span><text:line-break/>   matrix <text:span text:style-name="T6">=</text:span><text:span text:style-name="T3"> Matrix([[</text:span><text:span text:style-name="T6">1</text:span><text:span text:style-name="T3">,</text:span><text:span text:style-name="T6">2</text:span><text:span text:style-name="T3">,</text:span><text:span text:style-name="T6">0</text:span><text:span text:style-name="T3">,</text:span><text:span text:style-name="T6">9</text:span><text:span text:style-name="T3">],[</text:span><text:span text:style-name="T6">-3</text:span><text:span text:style-name="T3">,</text:span><text:span text:style-name="T6">7</text:span><text:span text:style-name="T3">,</text:span><text:span text:style-name="T6">11</text:span><text:span text:style-name="T3">,</text:span><text:span text:style-name="T6">5</text:span><text:span text:style-name="T3">],[</text:span><text:span text:style-name="T6">-9</text:span><text:span text:style-name="T3">,</text:span><text:span text:style-name="T6">4</text:span><text:span text:style-name="T3">,</text:span><text:span text:style-name="T6">25</text:span><text:span text:style-name="T3">,</text:span><text:span text:style-name="T6">84</text:span><text:span text:style-name="T3">],[</text:span><text:span text:style-name="T6">3</text:span><text:span text:style-name="T3">,</text:span><text:span text:style-name="T6">12</text:span><text:span text:style-name="T3">,</text:span><text:span text:style-name="T6">-5</text:span><text:span text:style-name="T3">,</text:span><text:span text:style-name="T6">58</text:span><text:span text:style-name="T3">]]) </text:span><text:line-break/>   <text:line-break/>   matrix<text:span text:style-name="T6">.</text:span><text:span text:style-name="T3">row_del(</text:span><text:span text:style-name="T6">1</text:span><text:span text:style-name="T3">) </text:span><text:line-break/>   matrix<text:span text:style-name="T6">.</text:span><text:span text:style-name="T3">row_del(</text:span><text:span text:style-name="T6">2</text:span><text:span text:style-name="T3">) </text:span><text:line-break/>   matrix<text:span text:style-name="T6">.</text:span><text:span text:style-name="T3">col_del(</text:span><text:span text:style-name="T6">0</text:span><text:span text:style-name="T3">) </text:span><text:line-break/>   matrix<text:span text:style-name="T6">.</text:span><text:span text:style-name="T3">col_del(</text:span><text:span text:style-name="T6">1</text:span><text:span text:style-name="T3">) </text:span><text:line-break/>   <text:span text:style-name="T2">print</text:span><text:span text:style-name="T3">(matrix) </text:span><text:line-break/>   <text:span text:style-name="T2">print</text:span><text:span text:style-name="T3">(</text:span><text:span text:style-name="T7">"минор"</text:span><text:span text:style-name="T3">, matrix</text:span><text:span text:style-name="T6">.</text:span><text:span text:style-name="T3">det()) </text:span><text:line-break/><text:line-break/><text:span text:style-name="T1">def</text:span><text:span text:style-name="T3"> </text:span><text:span text:style-name="T5">task6</text:span><text:span text:style-name="T3">():</text:span><text:span text:style-name="T8">#############################################</text:span><text:span text:style-name="T3"> </text:span><text:line-break/>   <text:span text:style-name="T2">print</text:span><text:span text:style-name="T3">(</text:span><text:span text:style-name="T7">"----------задание 6----------"</text:span><text:span text:style-name="T3">) </text:span><text:line-break/>   matrix <text:span text:style-name="T6">=</text:span><text:span text:style-name="T3"> Matrix([[</text:span><text:span text:style-name="T6">1</text:span><text:span text:style-name="T3">,</text:span><text:span text:style-name="T6">3</text:span><text:span text:style-name="T3">,</text:span><text:span text:style-name="T6">2</text:span><text:span text:style-name="T3">,</text:span><text:span text:style-name="T6">4</text:span><text:span text:style-name="T3">,</text:span><text:span text:style-name="T6">5</text:span><text:span text:style-name="T3">],[</text:span><text:span text:style-name="T6">0</text:span><text:span text:style-name="T3">,</text:span><text:span text:style-name="T6">0</text:span><text:span text:style-name="T3">,</text:span><text:span text:style-name="T6">-1</text:span><text:span text:style-name="T3">,</text:span><text:span text:style-name="T6">2</text:span><text:span text:style-name="T3">,</text:span><text:span text:style-name="T6">7</text:span><text:span text:style-name="T3">],[</text:span><text:span text:style-name="T6">3</text:span><text:span text:style-name="T3">,</text:span><text:span text:style-name="T6">9</text:span><text:span text:style-name="T3">,</text:span><text:span text:style-name="T6">6</text:span><text:span text:style-name="T3">,</text:span><text:span text:style-name="T6">12</text:span><text:span text:style-name="T3">,</text:span><text:span text:style-name="T6">15</text:span><text:span text:style-name="T3">],[</text:span><text:span text:style-name="T6">5</text:span><text:span text:style-name="T3">,</text:span><text:span text:style-name="T6">15</text:span><text:span text:style-name="T3">,</text:span><text:span text:style-name="T6">9</text:span><text:span text:style-name="T3">,</text:span><text:span text:style-name="T6">26</text:span><text:span text:style-name="T3">,</text:span><text:span text:style-name="T6">22</text:span><text:span text:style-name="T3">],[</text:span><text:span text:style-name="T6">5</text:span><text:span text:style-name="T3">,</text:span><text:span text:style-name="T6">15</text:span><text:span text:style-name="T3">,</text:span><text:span text:style-name="T6">9</text:span><text:span text:style-name="T3">,</text:span><text:span text:style-name="T6">26</text:span><text:span text:style-name="T3">,</text:span><text:span text:style-name="T6">22</text:span><text:span text:style-name="T3">],[</text:span><text:span text:style-name="T6">1</text:span><text:span text:style-name="T3">,</text:span><text:span text:style-name="T6">3</text:span><text:span text:style-name="T3">,</text:span><text:span text:style-name="T6">1</text:span><text:span text:style-name="T3">,</text:span><text:span text:style-name="T6">10</text:span><text:span text:style-name="T3">,</text:span><text:span text:style-name="T6">2</text:span><text:span text:style-name="T3">]]) </text:span><text:line-break/>    <text:line-break/>   <text:span text:style-name="T2">print</text:span><text:span text:style-name="T3">(matrix</text:span><text:span text:style-name="T6">.</text:span><text:span text:style-name="T3">rank() ) </text:span><text:line-break/><text:line-break/><text:line-break/><text:span text:style-name="T1">def</text:span><text:span text:style-name="T3"> </text:span><text:span text:style-name="T5">task7</text:span><text:span text:style-name="T3">(): </text:span><text:line-break/>   <text:span text:style-name="T2">print</text:span><text:span text:style-name="T3">(</text:span><text:span text:style-name="T7">"----------задание 7----------"</text:span><text:span text:style-name="T3">) </text:span><text:line-break/>   A <text:span text:style-name="T6">=</text:span><text:span text:style-name="T3"> np</text:span><text:span text:style-name="T6">.</text:span><text:span text:style-name="T3">array([[</text:span><text:span text:style-name="T6">3</text:span><text:span text:style-name="T3">,</text:span><text:span text:style-name="T6">2</text:span><text:span text:style-name="T3">,</text:span><text:span text:style-name="T6">0</text:span><text:span text:style-name="T3">],[</text:span><text:span text:style-name="T6">1</text:span><text:span text:style-name="T3">,</text:span><text:span text:style-name="T6">-1</text:span><text:span text:style-name="T3">,</text:span><text:span text:style-name="T6">0</text:span><text:span text:style-name="T3">], [</text:span><text:span text:style-name="T6">0</text:span><text:span text:style-name="T3">,</text:span><text:span text:style-name="T6">5</text:span><text:span text:style-name="T3">,</text:span><text:span text:style-name="T6">1</text:span><text:span text:style-name="T3">]]) </text:span><text:line-break/>   b <text:span text:style-name="T6">=</text:span><text:span text:style-name="T3"> np</text:span><text:span text:style-name="T6">.</text:span><text:span text:style-name="T3">array([</text:span><text:span text:style-name="T6">2</text:span><text:span text:style-name="T3">,</text:span><text:span text:style-name="T6">4</text:span><text:span text:style-name="T3">,</text:span><text:span text:style-name="T6">-1</text:span><text:span text:style-name="T3">]) </text:span><text:line-break/>   u <text:span text:style-name="T6">=</text:span><text:span text:style-name="T3"> np</text:span><text:span text:style-name="T6">.</text:span><text:span text:style-name="T3">linalg</text:span><text:span text:style-name="T6">.</text:span><text:span text:style-name="T3">solve(A,b) </text:span><text:line-break/>   <text:span text:style-name="T2">print</text:span><text:span text:style-name="T3">(</text:span><text:span text:style-name="T7">'решение '</text:span><text:span text:style-name="T3">,u) </text:span><text:line-break/><text:line-break/><text:span text:style-name="T1">def</text:span><text:span text:style-name="T3"> </text:span><text:span text:style-name="T5">task8</text:span><text:span text:style-name="T3">():</text:span><text:span text:style-name="T8">############################################</text:span><text:span text:style-name="T3"> </text:span><text:line-break/>   <text:span text:style-name="T2">print</text:span><text:span text:style-name="T3">(</text:span><text:span text:style-name="T7">"----------задание 8----------"</text:span><text:span text:style-name="T3">) </text:span><text:line-break/>   x1,x2,x3<text:span text:style-name="T6">=</text:span><text:span text:style-name="T3">symbols(</text:span><text:span text:style-name="T7">'x1 x2 x3'</text:span><text:span text:style-name="T3">) </text:span><text:line-break/>   y1 <text:span text:style-name="T6">=</text:span><text:span text:style-name="T3"> x1</text:span><text:span text:style-name="T6">+</text:span><text:span text:style-name="T3">x2</text:span><text:span text:style-name="T6">+3*</text:span><text:span text:style-name="T3">x3</text:span><text:span text:style-name="T6">-18</text:span><text:span text:style-name="T3"> </text:span><text:line-break/>   y2 <text:span text:style-name="T6">=</text:span><text:span text:style-name="T3"> </text:span><text:span text:style-name="T6">2*</text:span><text:span text:style-name="T3">x1</text:span><text:span text:style-name="T6">-</text:span><text:span text:style-name="T3">x2</text:span><text:span text:style-name="T6">+9*</text:span><text:span text:style-name="T3">x3</text:span><text:span text:style-name="T6">-30</text:span><text:span text:style-name="T3"> </text:span><text:line-break/>   res <text:span text:style-name="T6">=</text:span><text:span text:style-name="T3"> linsolve([y1,y2],[x1,x2]) </text:span><text:line-break/>   <text:span text:style-name="T2">print</text:span><text:span text:style-name="T3">(res) </text:span><text:line-break/><text:line-break/><text:span text:style-name="T1">def</text:span><text:span text:style-name="T3"> </text:span><text:span text:style-name="T5">task9</text:span><text:span text:style-name="T3">(): </text:span><text:line-break/>   <text:span text:style-name="T2">print</text:span><text:span text:style-name="T3">(</text:span><text:span text:style-name="T7">"----------задание 9----------"</text:span><text:span text:style-name="T3">) </text:span><text:line-break/>   x1,x2,x3<text:span text:style-name="T6">=</text:span><text:span text:style-name="T3">symbols(</text:span><text:span text:style-name="T7">'x1 x2 x3'</text:span><text:span text:style-name="T3">) </text:span><text:line-break/>   y1 <text:span text:style-name="T6">=</text:span><text:span text:style-name="T3"> x1</text:span><text:span text:style-name="T6">-2*</text:span><text:span text:style-name="T3">x2</text:span><text:span text:style-name="T6">+4*</text:span><text:span text:style-name="T3">x3</text:span><text:span text:style-name="T6">-6</text:span><text:span text:style-name="T3"> </text:span><text:line-break/>   y2 <text:span text:style-name="T6">=</text:span><text:span text:style-name="T3"> x1</text:span><text:span text:style-name="T6">-2*</text:span><text:span text:style-name="T3">x2</text:span><text:span text:style-name="T6">+</text:span><text:span text:style-name="T3">x3</text:span><text:span text:style-name="T6">-4</text:span><text:span text:style-name="T3"> </text:span><text:line-break/>   y3 <text:span text:style-name="T6">=</text:span><text:span text:style-name="T3"> </text:span><text:span text:style-name="T6">-3*</text:span><text:span text:style-name="T3">x1</text:span><text:span text:style-name="T6">+6*</text:span><text:span text:style-name="T3">x2</text:span><text:span text:style-name="T6">-12*</text:span><text:span text:style-name="T3">x3</text:span><text:span text:style-name="T6">+18</text:span><text:span text:style-name="T3"> </text:span><text:line-break/>   res <text:span text:style-name="T6">=</text:span><text:span text:style-name="T3">linsolve([y1,x1],[y2,x2]) </text:span><text:line-break/>   <text:span text:style-name="T2">print</text:span><text:span text:style-name="T3">(res) </text:span><text:line-break/><text:soft-page-break/><text:line-break/><text:span text:style-name="T1">def</text:span><text:span text:style-name="T3"> </text:span><text:span text:style-name="T5">task10</text:span><text:span text:style-name="T3">(): </text:span><text:line-break/>   <text:span text:style-name="T2">print</text:span><text:span text:style-name="T3">(</text:span><text:span text:style-name="T7">"----------задание 10----------"</text:span><text:span text:style-name="T3">) </text:span><text:line-break/>   x,y,z <text:span text:style-name="T6">=</text:span><text:span text:style-name="T3"> symbols(</text:span><text:span text:style-name="T7">'x, у, z'</text:span><text:span text:style-name="T3">) </text:span><text:line-break/>   A <text:span text:style-name="T6">=</text:span><text:span text:style-name="T3"> Matrix([[</text:span><text:span text:style-name="T6">1</text:span><text:span text:style-name="T3">,</text:span><text:span text:style-name="T6">2</text:span><text:span text:style-name="T3">,</text:span><text:span text:style-name="T6">3</text:span><text:span text:style-name="T3">],[</text:span><text:span text:style-name="T6">4</text:span><text:span text:style-name="T3">,</text:span><text:span text:style-name="T6">5</text:span><text:span text:style-name="T3">,</text:span><text:span text:style-name="T6">6</text:span><text:span text:style-name="T3">], [</text:span><text:span text:style-name="T6">7</text:span><text:span text:style-name="T3">,</text:span><text:span text:style-name="T6">8</text:span><text:span text:style-name="T3">,</text:span><text:span text:style-name="T6">10</text:span><text:span text:style-name="T3">]]) </text:span><text:line-break/>   b <text:span text:style-name="T6">=</text:span><text:span text:style-name="T3"> Matrix([</text:span><text:span text:style-name="T6">3</text:span><text:span text:style-name="T3">,</text:span><text:span text:style-name="T6">6</text:span><text:span text:style-name="T3">,</text:span><text:span text:style-name="T6">9</text:span><text:span text:style-name="T3">]) </text:span><text:line-break/>   u <text:span text:style-name="T6">=</text:span><text:span text:style-name="T3"> linsolve([A,b],[x,y,z]) </text:span><text:line-break/>   <text:span text:style-name="T2">print</text:span><text:span text:style-name="T3">(</text:span><text:span text:style-name="T7">'решение '</text:span><text:span text:style-name="T3">,u) </text:span><text:line-break/><text:line-break/><text:span text:style-name="T1">def</text:span><text:span text:style-name="T3"> </text:span><text:span text:style-name="T5">task11</text:span><text:span text:style-name="T3">(): </text:span><text:line-break/>   A <text:span text:style-name="T6">=</text:span><text:span text:style-name="T3"> np</text:span><text:span text:style-name="T6">.</text:span><text:span text:style-name="T3">array([[</text:span><text:span text:style-name="T6">-3</text:span><text:span text:style-name="T3">,</text:span><text:span text:style-name="T6">2</text:span><text:span text:style-name="T3">,</text:span><text:span text:style-name="T6">0</text:span><text:span text:style-name="T3">], [</text:span><text:span text:style-name="T6">1</text:span><text:span text:style-name="T3">,</text:span><text:span text:style-name="T6">4</text:span><text:span text:style-name="T3">,</text:span><text:span text:style-name="T6">-5</text:span><text:span text:style-name="T3">]]) </text:span><text:line-break/>   B <text:span text:style-name="T6">=</text:span><text:span text:style-name="T3"> np</text:span><text:span text:style-name="T6">.</text:span><text:span text:style-name="T3">array([[</text:span><text:span text:style-name="T6">2</text:span><text:span text:style-name="T3">,</text:span><text:span text:style-name="T6">0</text:span><text:span text:style-name="T3">],[</text:span><text:span text:style-name="T6">-1</text:span><text:span text:style-name="T3">,</text:span><text:span text:style-name="T6">4</text:span><text:span text:style-name="T3">],[</text:span><text:span text:style-name="T6">3</text:span><text:span text:style-name="T3">,</text:span><text:span text:style-name="T6">-6</text:span><text:span text:style-name="T3">]]) </text:span><text:line-break/>   <text:span text:style-name="T2">print</text:span><text:span text:style-name="T3">(B</text:span><text:span text:style-name="T9">@A</text:span><text:span text:style-name="T3">) </text:span><text:line-break/><text:line-break/><text:span text:style-name="T1">if</text:span><text:span text:style-name="T3"> </text:span><text:span text:style-name="T10">__name__</text:span><text:span text:style-name="T3"> </text:span><text:span text:style-name="T6">==</text:span><text:span text:style-name="T3"> </text:span><text:span text:style-name="T7">"__main__"</text:span><text:span text:style-name="T3">:  </text:span><text:line-break/> <text:line-break/>   task11()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0T16:30:45.811616849</dc:date>
    <meta:editing-duration>PT10S</meta:editing-duration>
    <meta:editing-cycles>1</meta:editing-cycles>
    <meta:document-statistic meta:table-count="0" meta:image-count="0" meta:object-count="0" meta:page-count="3" meta:paragraph-count="1" meta:word-count="234" meta:character-count="2774" meta:non-whitespace-character-count="2116"/>
    <meta:generator>LibreOffice/7.3.7.2$Linux_X86_64 LibreOffice_project/30$Build-2</meta:generator>
  </office:meta>
</office:document-meta>
</file>